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2" style:family="paragraph" style:parent-style-name="Standard">
      <style:paragraph-properties fo:text-align="start" style:justify-single-word="false"/>
      <style:text-properties officeooo:rsid="00087561" officeooo:paragraph-rsid="00093144"/>
    </style:style>
    <style:style style:name="T1" style:family="text">
      <style:text-properties officeooo:rsid="00093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</text:p>
      <text:p text:style-name="P1">UDP Server</text:p>
      <text:p text:style-name="P1">Lourens Schep</text:p>
      <text:p text:style-name="P1">Daniel Deveau</text:p>
      <text:p text:style-name="P1"/>
      <text:p text:style-name="P2"><text:span text:style-name="T1">1) open up a terminal and navigate to the folder including the server/client files</text:span></text:p>
      <text:p text:style-name="P2"><text:span text:style-name="T1"/></text:p>
      <text:p text:style-name="P2"><text:span text:style-name="T1">2)Compile all the java code using javac *.java</text:span></text:p>
      <text:p text:style-name="P2"><text:span text:style-name="T1"/></text:p>
      <text:p text:style-name="Text_20_body"><text:span text:style-name="T1">3) Run the MainServer using java MainServ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ens </meta:initial-creator>
    <meta:creation-date>2012-11-29T12:17:01</meta:creation-date>
    <dc:date>2012-11-29T20:35:09</dc:date>
    <dc:creator>lourens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7" meta:word-count="37" meta:character-count="220" meta:non-whitespace-character-count="188"/>
  </office:meta>
</office:document-meta>
</file>